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'S VISION OF THE NEW JERUSALEM (21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'S VISION OF THE NEW JERUSALEM (21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sees (2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sees (2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A new heaven and earth (20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ly City descending from heaven (2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OHN'S VISION OF THE NEW JERUSALEM (21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sees (2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he hears (21:3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What he hears (21:3-8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words of the angel (21:3-4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words of the angel (21:3-4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says God himself will mingle among his people (21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ays God himself will minister to his people (21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hears (21:3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words of the angel (21:3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words of the Almighty (21:5-8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ords of the Almighty (21:5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e will be the Father to all the saved (21:5-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e will be the foe to all the unsaved (21:8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he hears (21:3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words of the angel (21:3-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words of the Almighty (21:5-8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'S VISION OF THE NEW JERUSALEM (21:1-8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he sees (2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he hears (21:3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2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JOHN'S VISION OF THE NEW JERUSALEM (21:1-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JOHN'S VISIT TO THE NEW JERUSALEM (21:9-2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-title-Title-Slide" presentation:presentation-page-layout-name="Master1-PPL1" draw:id="Slide-267">
        <draw:frame draw:id="id105" presentation:style-name="a584" draw:name="Title 1" svg:x="1.38in" svg:y="0.83in" svg:width="10.3in" svg:height="4.42in" presentation:class="title" presentation:placeholder="false">
          <draw:text-box>
            <text:p text:style-name="a583" text:class-names="" text:cond-style-name=""><text:span text:style-name="a581" text:class-names="">JOHN'S VISIT TO THE NEW JERUSALEM (21:9-27):<text:s text:c="1"/></text:span><text:span text:style-name="a582" text:class-names=""/></text:p>
          </draw:text-box>
          <svg:title/>
          <svg:desc/>
        </draw:frame>
        <draw:frame draw:id="id106" presentation:style-name="a589" draw:name="Subtitle 2" svg:x="1.38in" svg:y="5.25in" svg:width="10.3in" svg:height="1.85in" presentation:class="subtitle" presentation:placeholder="false">
          <draw:text-box>
            <text:p text:style-name="a586" text:class-names="" text:cond-style-name=""><text:span text:style-name="a585" text:class-names=""><text:s text:c="1"/>John describes what he sees (21:9-18, 19-21, 26).<text:s text:c="1"/></text:span></text:p>
            <text:p text:style-name="a588" text:class-names="" text:cond-style-name=""><text:span text:style-name="a587" text:class-names=""/></text:p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ohn describes what he sees (21:9-18, 19-21, 26).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city itself (21:9-11, 18b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gates and walls (21:12-14, 18a, 21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gates and walls (21:12-14, 18a, 21a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gates (21:12b-13, 21a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walls (21:12a, 14, 18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John describes what he sees (21:9-18, 19-21, 26).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ity itself (21:9-11, 18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gates and walls (21:12-14, 18a, 21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ize and dimensions (21:15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ize and dimensions (21:15-17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city measures 1,400 miles long by 1,400 miles wide by 1,400 miles high (21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walls are two hundred feet thick (21:17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John describes what he sees (21:9-18, 19-21, 26).<text:s text:c="1"/></text:span><text:span text:style-name="a655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ity itself (21:9-11, 18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gates and walls (21:12-14, 18a, 21a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ze and dimensions (21:15-17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oundations (21:19-2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treet (21:21b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worship (21:26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JOHN'S VISIT TO THE NEW JERUSALEM (21:9-27):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John describes what he sees (21:9-18, 19-21, 26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ohn describes what he does not see (21:22-25, 27).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John describes what he does not see (21:22-25, 27).<text:s text:c="1"/></text:span><text:span text:style-name="a697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re is no Temple there (21:22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re is no need of the sun (21:23-24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re are no closed gates (21:25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re is no impurity or evil (21:27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JOHN'S VISIT TO THE NEW JERUSALEM (21:9-27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John describes what he sees (21:9-18, 19-21, 26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John describes what he does not see (21:22-25, 27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21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JOHN'S VISION OF THE NEW JERUSALEM (21:1-8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JOHN'S VISIT TO THE NEW JERUSALEM (21:9-27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1 </dc:title>
    <meta:initial-creator>David STRICKLAND</meta:initial-creator>
    <dc:creator>David STRICKLAND</dc:creator>
    <meta:creation-date>2020-02-22T19:35:41Z</meta:creation-date>
    <dc:date>2020-02-22T19:35:41Z</dc:date>
    <meta:template xlink:href="BibleStudy" xlink:type="simple"/>
    <meta:editing-cycles>1</meta:editing-cycles>
    <meta:editing-duration>PT0S</meta:editing-duration>
    <meta:document-statistic meta:paragraph-count="66" meta:word-count="619"/>
  </office:meta>
</office:document-meta>
</file>